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2" table:default-cell-style-name="ce13"/>
        <table:table-column table:style-name="co1" table:default-cell-style-name="ce12"/>
        <table:table-column table:style-name="co1" table:number-columns-repeated="2" table:default-cell-style-name="ce13"/>
        <table:table-column table:style-name="co1" table:default-cell-style-name="ce12"/>
        <table:table-column table:style-name="co1" table:number-columns-repeated="2" table:default-cell-style-name="ce13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row table:style-name="ro1"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261" calcext:value-type="float">
            <text:p>261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82" calcext:value-type="float">
            <text:p>282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297" calcext:value-type="float">
            <text:p>297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303" calcext:value-type="float">
            <text:p>303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309" calcext:value-type="float">
            <text:p>309</text:p>
          </table:table-cell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336" calcext:value-type="float">
            <text:p>336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342" calcext:value-type="float">
            <text:p>342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348" calcext:value-type="float">
            <text:p>348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196" calcext:value-type="float">
            <text:p>196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357" calcext:value-type="float">
            <text:p>357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211" calcext:value-type="float">
            <text:p>211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office:value-type="float" office:value="363" calcext:value-type="float">
            <text:p>363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08" calcext:value-type="float">
            <text:p>208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float" office:value="378" calcext:value-type="float">
            <text:p>378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56:38.712096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2:53:11.895444396</meta:creation-date>
    <dc:date>2021-02-03T09:51:29.465893009</dc:date>
    <meta:editing-duration>PT4M12S</meta:editing-duration>
    <meta:editing-cycles>2</meta:editing-cycles>
    <meta:generator>LibreOffice/6.4.6.2$Linux_X86_64 LibreOffice_project/40$Build-2</meta:generator>
    <meta:document-statistic meta:table-count="1" meta:cell-count="780" meta:object-count="0"/>
  </office:meta>
</office:document-meta>
</file>